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Times New Roman" fo:language="zxx" fo:country="none" officeooo:paragraph-rsid="0005c205" style:language-asian="zxx" style:country-asian="none" style:language-complex="zxx" style:country-complex="none"/>
    </style:style>
    <style:style style:name="T1" style:family="text">
      <style:text-properties officeooo:rsid="0005c2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/*========================================<text:line-break/> <text:s text:c="14"/>VERI GIRISI<text:line-break/>========================================*/<text:line-break/>-- INSERT INTO + tablo adi + VALUES + (std_id CHAR(4),std_name VARCHAR(25),std_age int)<text:line-break/>-- Degerleri girerken dikkat edilmesi gereken :<text:line-break/>-- tabloyu olustururken degerleri atadigimiz veri cinsinden olmasidir.<text:line-break/>-- String ifadeleri tek tirnak icinde yaziyoruz.<text:line-break/>-- Date data tipi de String gibi tek tirnak icine yazilir,<text:line-break/>-- ayrica MySQL 'in default tarih formati YYYY-MM-DD seklindedir.<text:line-break/>/*******************************************************<text:line-break/>-&gt; Bir field'a kaydedilecek verileri UNIQUE yapmak icin <text:line-break/> table olustururken field isminin yanina UNIQUE yaziyoruz.<text:line-break/>-&gt; Bir field'a kaydedilecek verilerde null olmasin istiyorsak <text:line-break/>table olustururken field isminin yanina NOT NULL yaziyoruz.<text:line-break/>*********************************************************/<text:line-break/><text:line-break/>-- Fen Lisesi ogrencilerinin okul no , isim , derece, adres ve <text:line-break/>-- son degisiklik tarihi field'lari olan tablosunu hazirlayalim.<text:line-break/>-- okul no field'i UNIQUE olmali, isim field'i da bos birakilmasin.<text:line-break/><text:line-break/>CREATE TABLE fen_lisesi<text:line-break/>(<text:line-break/>okul_numarasi INT UNIQUE, -- unique olmali<text:line-break/>isim CHAR(20) NOT NULL, -- bos birakilamaz<text:line-break/>derece DOUBLE,<text:line-break/>adres VARCHAR(20),<text:line-break/>son_degisiklik_tarihi DATE<text:line-break/>);<text:line-break/><text:line-break/>SELECT * FROM fen_lisesi;<text:line-break/>-- INSERT INTO + tablo adi + VALUES + (std_id CHAR(4),std_name VARCHAR(25),std_age int)<text:line-break/><text:line-break/>INSERT INTO fen_lisesi VALUES (101, 'Adem KARA', 4.3, 'Ankara', '2023-05-23'); -- unique gibi bir constraint yoksa 2. kez kaydedersek 2 kez kaydeder<text:line-break/>INSERT INTO fen_lisesi VALUES (102, 'Yusuf RAHMAN', 4.5, 'Balikesir', '2023-05-22');<text:line-break/>INSERT INTO fen_lisesi VALUES (103, 'Sevda KARATAS', 4.2, 'Erzurum', '2023-05-19');<text:line-break/>INSERT INTO fen_lisesi VALUES (104, 'Veysel Jonturk', 3.9, 'Mersin', '2023-05-18');<text:line-break/>INSERT INTO fen_lisesi VALUES (105, 'Yasemin Tahtali', 4.9, 'Malatya', '2023-05-17');<text:line-break/>INSERT INTO fen_lisesi VALUES (106, 'Kubra Filiz', 4.5, 'Mus', '2023-05-13');<text:line-break/>INSERT INTO fen_lisesi VALUES (null, 'Adem Tekin', 3.7, null, '2023-03-13'); -- isim cannot be null.<text:line-break/>INSERT INTO fen_lisesi VALUES (null, 'Kubra Filiz', 4.5, 'Mus', null);<text:line-break/><text:line-break/>UPDATE fen_lisesi SET son_degisiklik_tarihi='2023-05-22' WHERE okul_numarasi=102;<text:line-break/><text:line-break/><text:line-break/>-- UNIQUE olarak belirledigimiz bir field'a istedigimiz kadar NULL deger kaydedebiliriz<text:line-break/>-- ancak data tipi String ise hiclik ifadesini sadece 1 kere kaydeder, <text:line-break/>-- diger kayitlarda duplicate hatasi verir.<text:line-break/><text:line-break/></text:p>
      <text:p text:style-name="P2"><text:soft-page-break/>/* ----------------------------------------------<text:line-break/>Q1 : okul_no , isim , adres, derece fieldlari olan <text:line-break/>anadolu lisesi table olusturun. okul_no CHAR ve UNIQUE, <text:line-break/>isim NOT NULL olacak<text:line-break/>------------------------------------------------- */<text:line-break/><text:line-break/>CREATE TABLE anadolu_lisesi<text:line-break/>(<text:line-break/>okul_no CHAR(6) UNIQUE ,<text:line-break/>isim CHAR(20) NOT NULL,<text:line-break/>adres CHAR(20),<text:line-break/>derece DOUBLE<text:line-break/>);<text:line-break/><text:line-break/>SELECT * FROM anadolu_lisesi;<text:line-break/><text:line-break/>INSERT INTO anadolu_lisesi VALUES ('1001', 'Esat Fatih', 'Ankara', 4.7);<text:line-break/>INSERT INTO anadolu_lisesi VALUES ('1002', 'Yusuf Rahman', 'Bolu', 4.5);<text:line-break/>INSERT INTO anadolu_lisesi VALUES ('1003', 'Saida Koca', 'Izmir', 5.0);<text:line-break/>INSERT INTO anadolu_lisesi VALUES ('1004', 'Muhammet Ozyon', 'Antalya', 4.2);<text:line-break/>INSERT INTO anadolu_lisesi VALUES ('1005', 'Cemil Cetin', 'Mardin', 4.2);<text:line-break/>INSERT INTO anadolu_lisesi VALUES ('1006', 'Yasemin KAYA', 'Antalya', 4.4);<text:line-break/>INSERT INTO anadolu_lisesi VALUES ('', 'Yasemin KAS', 'Antalya', 4.4); -- 1. hicligi kabul eder ama 2. kez kabul etmez<text:line-break/>INSERT INTO anadolu_lisesi VALUES ('', 'Ayse Yilmaz', 'Antalya', 4.4); -- error / duplicate entry <text:line-break/>INSERT INTO anadolu_lisesi (okul_no, isim) VALUES ('1007', 'Elif Ece'); <text:s/>-- sadece iki veri girisi yapmak istedigimizde VALUES un onune istedigimiz kisimlari yaziyoruz<text:line-break/>INSERT INTO anadolu_lisesi (isim, adres) VALUES ('Ayse Yilmaz','Antalya');<text:line-break/></text:p>
      <text:p text:style-name="P1"/>
      <text:p text:style-name="P2">/*==================================SELECT-WHERE=============================================<text:line-break/>Verileri SELECT komutu ile veritabanindan cekerken filtreleme yapmak icin : <text:line-break/> <text:line-break/>SELECT ile birlikte WHERE komutu kullanilabilir.<text:line-break/>-----Syntax----- :<text:line-break/>SELECT field1, field2 <text:line-break/>FROM tablo_adi <text:line-break/>WHERE kosul;<text:line-break/>-- SELECT -- hangi sutunlari(field) getirsin<text:line-break/>-- FROM -- hangi tablodan(table) getirsin<text:line-break/>-- WHERE -- hangi satirlari(record) getirsin<text:line-break/>=========================================================================================*/<text:line-break/><text:line-break/>CREATE TABLE meslek_lisesi (<text:line-break/>okul_no CHAR(4) UNIQUE,<text:line-break/>isim VARCHAR(50) NOT NULL,<text:line-break/>derece DOUBLE,<text:line-break/>adres VARCHAR(100),<text:line-break/>son_degisiklik_tarihi DATE<text:line-break/>);<text:line-break/><text:soft-page-break/>SELECT * FROM meslek_lisesi;<text:line-break/><text:line-break/>INSERT INTO meslek_lisesi VALUES('1001','Fatih Oz', 89,'Ankara', '2022-11-23'); <text:s text:c="5"/><text:line-break/>INSERT INTO meslek_lisesi VALUES('1002','Fatih Yildiz', 94,'Istanbul', '2022-11-23');<text:line-break/>INSERT INTO meslek_lisesi VALUES('1003','Bora Sverige', 78,'Izmir', '2022-11-23');<text:line-break/>INSERT INTO meslek_lisesi VALUES('1004','Nevzat Celik', 69,'Ankara', '2022-11-23');<text:line-break/>INSERT INTO meslek_lisesi VALUES('1005','Gursel Unal', 90,'Istanbul', '2022-11-23');<text:line-break/>INSERT INTO meslek_lisesi VALUES('1006','Soner Karatasoglu ', 85,'Istanbul', '2022-11-23');<text:line-break/>INSERT INTO meslek_lisesi VALUES('1007','Talha Kurt', 75,'Ankara', '2022-11-23');<text:line-break/>INSERT INTO meslek_lisesi VALUES('1008','Yakup Lejon', 79,'Izmir', '2022-11-23');<text:line-break/>INSERT INTO meslek_lisesi VALUES('1009','Ilhan Gurbetci', 80,'Izmir', '2022-11-23');<text:line-break/><text:line-break/><text:line-break/>-- Q1 : Derecesi 90'dan yuksek olan ogrencilerin tum bilgilerini getirin.<text:line-break/><text:line-break/>SELECT *<text:line-break/>FROM meslek_lisesi<text:line-break/>WHERE derece&gt;90;<text:line-break/><text:line-break/>-- Q2 : Derecesi 80'den kucuk olan ogrencilerin isimlerini listeleyin.<text:line-break/><text:line-break/>SELECT isim<text:line-break/>FROM meslek_lisesi<text:line-break/>WHERE derece&lt;80;<text:line-break/><text:line-break/>-- Q3 : Adresi Ankara olan ogrencilerin isim ve derece bilgilerini listeleyin.<text:line-break/><text:line-break/>SELECT isim, derece<text:line-break/>FROM meslek_lisesi<text:line-break/>WHERE adres='Ankara';<text:line-break/><text:line-break/>SELECT isim, derece<text:line-break/>FROM meslek_lisesi<text:line-break/>WHERE adres='ANKARA';<text:line-break/><text:line-break/>-- Q4 : okul_no'su 1005 olan ogrencinin isim ve adres bilgisini listeleyin.<text:line-break/><text:line-break/>SELECT isim, adres <text:s/>-- istenilen sutunlar<text:line-break/>FROM meslek_lisesi <text:s/>-- hangi tablodan aldiginiz<text:line-break/>WHERE okul_no='1005'; <text:s/>-- kosul<text:line-break/><text:line-break/>-- Q5 : Derecesi 70 ile 80 arasinda olan ogrencilerin okul_no ve adreslerini listeleyin.<text:line-break/>-- 1. yontem<text:line-break/><text:line-break/>SELECT okul_no, adres <text:s/><text:line-break/>FROM meslek_lisesi <text:s/><text:line-break/>WHERE derece&gt;70 &amp;&amp; derece&lt;80; <text:s/><text:line-break/><text:line-break/>-- 2. yontem<text:line-break/>SELECT okul_no, adres <text:s/><text:line-break/>FROM meslek_lisesi <text:s/><text:line-break/>WHERE derece&gt;70 and derece&lt;80; <text:s/>-- 70&lt;derece&lt;80 i kabul etmedi ama between ile kabul eder<text:line-break/><text:soft-page-break/><text:line-break/>/*================================== SELECT-BETWEEN =============================================<text:line-break/>BETWEEN iki mantiksal ifade ile tanimlayabilecegimiz durumlari tek komutla <text:line-break/>yazabilme imkani verir, yazdigimiz iki sinirda araliga dahildir.<text:line-break/>-----Syntax-----<text:line-break/>SELECT field1,field2,...<text:line-break/>FROM table_name<text:line-break/>WHERE field_name <text:line-break/>BETWEEN deger1 AND deger2;<text:line-break/><text:line-break/>=========================================================================================*/<text:line-break/>/*==========================AND (ve) Operatoru kullanimi==================================<text:line-break/>=&gt; And ile belirtilen sartlarin tamami gerceklesiyorsa o kayit listelenir,<text:line-break/>Sartlardan bir tanesi bile tutmazsa listelenmez.<text:line-break/>SELECT * FROM matematik WHERE sinav1 &lt; 50 AND sinav2 &lt; 50 =================&gt; Burda(en sonda olursa) ; olmazsa bunu calistirir ama <text:s/><text:line-break/><text:tab/><text:tab/><text:tab/><text:tab/><text:tab/><text:tab/><text:tab/><text:tab/><text:tab/><text:tab/><text:tab/><text:tab/><text:tab/><text:tab/><text:tab/><text:tab/><text:tab/><text:tab/><text:tab/>; koymazsak sonra yazacagimiz komutlari calistirmaz<text:line-break/>Bu ornekte hem sinav1 hem de sinav2 field'i 50'den kucuk olan kayitlar listelenecektir.<text:line-break/><text:line-break/>Between kosulunda once kucuk olan degeri yazmak gerekir.<text:line-break/><text:line-break/>/*================OR (veya) Operatoru kullanimi<text:span text:style-name="T1">=================</text:span><text:line-break/><text:line-break/>=&gt; Or ile belirtilen sartlardan en az biri gerceklesiyorsa o kayit listelenir,<text:line-break/>sartlardan hicbiri gerceklesmiyorsa o kayit listelenmez.<text:line-break/>SELECT * FROM matematik WHERE sinav1 &lt; 50 OR sinav2 &lt; 50<text:line-break/>Bu ornekte sinav1 veya sinav2 field'i 50'den kucuk olan kayitlar listelenecektir.<text:line-break/>=========================================================<text:line-break/>-- *************************************************************************<text:line-break/>CREATE TABLE ogretmen_lisesi(<text:line-break/>id int,<text:line-break/>isim VARCHAR(45),<text:line-break/>adres VARCHAR(100),<text:line-break/>sinav_notu DOUBLE<text:line-break/>);<text:line-break/>INSERT INTO ogretmen_lisesi VALUES (111, 'Emine Yucel', 'Ankara', 75);<text:line-break/>INSERT INTO ogretmen_lisesi VALUES (112, 'Muhammet Talha Kurt', 'Istanbul', 85);<text:line-break/>INSERT INTO ogretmen_lisesi VALUES (113, 'Ilhan Sahin', 'Ankara', 70);<text:line-break/>INSERT INTO ogretmen_lisesi VALUES (114, 'Kadir Corumlu', 'Corum', 90);<text:line-break/>INSERT INTO ogretmen_lisesi VALUES (115, 'Selman Kasabali', 'Ankara',70);<text:line-break/>INSERT INTO ogretmen_lisesi VALUES (116, 'Murat Aycicek', 'Izmir', 85);<text:line-break/>INSERT INTO ogretmen_lisesi VALUES (117, 'Tugba Ozsoy', 'Bolu', 85);<text:line-break/>SELECT * FROM ogretmen_lisesi;<text:line-break/><text:line-break/><text:line-break/><text:line-break/><text:line-break/><text:line-break/><text:soft-page-break/>/*-------------------------------------------------------------------------<text:line-break/>Q6: Sinav notu 70'ten buyuk 80'den kucuk olan ogrencilerin tum bilgilerini listeleyin.<text:line-break/>---------------------------------------------------------------------------*/<text:line-break/>-- ********** 1. yol ************<text:line-break/>SELECT *<text:line-break/>FROM ogretmen_lisesi<text:line-break/>WHERE sinav_notu&lt;80 AND 70&lt;sinav_notu ; <text:s text:c="2"/>-- degerler<text:line-break/>-- **************2. yol ***************<text:line-break/>SELECT *<text:line-break/>FROM ogretmen_lisesi<text:line-break/>WHERE sinav_notu<text:line-break/>BETWEEN 71 AND 89;<text:line-break/><text:line-break/>-- Q7: Muhammet Talha ve Murat arasinda olan ogrencilerin isimlerini listeleyin.<text:line-break/><text:line-break/>-- NOT : String ifadeleri BETWEEN komutu ile kiyaslamak istedigimizde bize<text:line-break/>-- sonucu ASCII degerlerine gore siralayarak gonderir.<text:line-break/><text:line-break/>SELECT isim<text:line-break/>FROM ogretmen_lisesi<text:line-break/>WHERE isim<text:line-break/>BETWEEN 'Muhammet Talha Kurt' AND 'Murat Aycicek';<text:line-break/><text:line-break/>/*-------------------------------------------------------------------------<text:line-break/>Q8: Ankara ile Corum arasinda olan ogrencilerin isimlerini listeleyin.<text:line-break/>---------------------------------------------------------------------------*/<text:line-break/><text:line-break/>SELECT isim<text:line-break/>FROM ogretmen_lisesi<text:line-break/>WHERE adres<text:line-break/>BETWEEN 'Ankara' AND 'Corum';<text:line-break/><text:line-break/>-- **************************************************************<text:line-break/>CREATE TABLE personel(<text:line-break/>id CHAR(5),<text:line-break/>isim VARCHAR(50),<text:line-break/>maas INT<text:line-break/>);<text:line-break/>INSERT INTO personel VALUES('10001','Ahmet Aslan',7000);<text:line-break/>INSERT INTO personel VALUES('10002','Mehmet Yilmaz',12000);<text:line-break/>INSERT INTO personel VALUES('10003','Meryem',7215);<text:line-break/>INSERT INTO personel VALUES('10004','Veli Han',5000);<text:line-break/>INSERT INTO personel VALUES('10005','Mustafa Ali',5500);<text:line-break/>INSERT INTO personel VALUES('10006','Ayse Can',5600);<text:line-break/>INSERT INTO personel VALUES('10010','Ayse',4700);<text:line-break/>INSERT INTO personel VALUES('10009','Ayse Cemile',4000);<text:line-break/>INSERT INTO personel VALUES('10008','Ayse Cano',4300);<text:line-break/>INSERT INTO personel VALUES('10007','Can Ayse',7700);<text:line-break/>INSERT INTO personel VALUES('10011','Yeliz Alina',12700);<text:line-break/>SELECT * FROM personel;</text:p>
      <text:p text:style-name="P2"/>
      <text:p text:style-name="P2"><text:soft-page-break/><text:line-break/>/*-------------------------------------------------------------------------<text:line-break/>Q9: id'si 10005 ile 10009 arasinda olan personelin bilgilerini listele<text:line-break/>---------------------------------------------------------------------------*/<text:line-break/><text:line-break/>SELECT *<text:line-break/>FROM personel<text:line-break/>WHERE id<text:line-break/>BETWEEN 10005 AND 10009; -- Tabloda ki kayit sirasina gore sonucu donduruyor. Memur gibi calisir. Ne istersek onu verir.<text:tab/> -- Kucukten buyuge vs siralamaz<text:line-break/> <text:s text:c="24"/><text:line-break/>/*-------------------------------------------------------------------------<text:line-break/>Q10: Ismi Mehmet Yilmaz ile Veli arasinda olan personel bilgilerini listeleyin<text:line-break/>---------------------------------------------------------------------------*/ <text:line-break/> <text:line-break/>SELECT *<text:line-break/>FROM personel<text:line-break/>WHERE isim<text:line-break/>BETWEEN 'Mehmet Yilmaz' AND 'Veli';<text:line-break/><text:line-break/>/*-------------------------------------------------------------------------<text:line-break/>Q11: Ismi Ahmet ile Ayse Cano arasinda olan personel bilgilerini listeleyin<text:line-break/>---------------------------------------------------------------------------*/<text:line-break/><text:line-break/>SELECT *<text:line-break/>FROM personel<text:line-break/>WHERE isim<text:line-break/>BETWEEN 'Ahmet' AND 'Ayse Cano';<text:line-break/><text:line-break/>/*-------------------------------------------------------------------------<text:line-break/>Q12: Maasi 7000 ya da ismi Ayse olan personel id'lerini listeleyin<text:line-break/>---------------------------------------------------------------------------*/<text:line-break/><text:line-break/>SELECT id<text:line-break/>FROM personel<text:line-break/>WHERE maas=7000 OR isim ='Ayse';<text:line-break/><text:line-break/>/*-------------------------------------------------------------------------<text:line-break/>Q13: Id'si 10001, 10005 ya da 10008 olan personel isimlerini listeleyin<text:line-break/>---------------------------------------------------------------------------*/<text:line-break/><text:line-break/>SELECT isim<text:line-break/>FROM personel<text:line-break/>WHERE id=10001 or id=10005 or id=10008;<text:line-break/><text:line-break/></text:p>
      <text:p text:style-name="P2"/>
      <text:p text:style-name="P2"/>
      <text:p text:style-name="P2"/>
      <text:p text:style-name="P2"/>
      <text:p text:style-name="P2"/>
      <text:p text:style-name="P2"><text:soft-page-break/>/*==================== SELECT-IN =====================<text:line-break/>IN birden fazla mantiksal ifade ile tanimlayabilecegimiz durumlari tek komutla yazabilme<text:line-break/>imkani verir. IN icerisine yazacagimiz sartlar ayni field'a ait olmali.<text:line-break/>-----Syntax-----<text:line-break/>SELECT field1,field2,...<text:line-break/>FROM table_name<text:line-break/>WHERE field_name IN (deger1,deger2,...);<text:line-break/>==========================================================*/<text:line-break/><text:line-break/>-- Q14: Id'si 10001, 10005 ya da 10008 olan personel isimlerini listeleyin<text:line-break/><text:line-break/>SELECT isim<text:line-break/>FROM personel<text:line-break/>WHERE id IN(10001,10005,10008);<text:line-break/><text:line-break/>/*-------------------------------------------------------------------------<text:line-break/>Q15: Maasi sadece 7000 veya 12000 olan personelin bilgilerini listele<text:line-break/>---------------------------------------------------------------------------*/<text:line-break/><text:line-break/>SELECT *<text:line-break/>FROM personel<text:line-break/>WHERE maas IN(7000, 12000);<text:line-break/><text:line-break/>/*======================= SELECT-LIKE ===============<text:line-break/>LIKE keyword sorgulama yaparken belirli patternleri kullanabilmemize olanak saglar.<text:line-break/>-----Syntax-----<text:line-break/> SELECT field1,field2,...<text:line-break/> FROM table_name<text:line-break/> WHERE field LIKE pattern ==&gt; pattern String ol yaziliyor<text:line-break/> <text:line-break/> ----------------<text:line-break/> Pattern icin :<text:line-break/> % ---&gt; 0 veya daha fazla karakteri belirtir<text:line-break/> _ ---&gt; Tek bir karakteri temsil eder.<text:line-break/>=================================================*/<text:line-break/><text:line-break/> SELECT *<text:line-break/> FROM personel<text:line-break/> WHERE isim <text:s/>LIKE <text:s/>'a%'; -- a dan sonraki karakterin sayisi onemli degil. Sadece A ile baslamasi yeterli<text:line-break/> <text:line-break/> /*-------------------------------------------------------------------------<text:line-break/>Q17: Isminde Ayse iceren personelin isimlerini listeleyiniz<text:line-break/>---------------------------------------------------------------------------*/<text:line-break/><text:line-break/> SELECT isim<text:line-break/> FROM personel<text:line-break/> WHERE isim <text:s/>LIKE <text:s/>'%Ayse%'; -- Onunde arkasinda ne var beni ilgilendirmez.</text:p>
      <text:p text:style-name="P2"><text:s/>Onemli olan icinde ayse olsun.<text:line-break/> </text:p>
      <text:p text:style-name="P2"><text:line-break/><text:line-break/><text:soft-page-break/>/*-------------------------------------------------------------------------<text:line-break/>Q18: Ismi n harfi ile biten personeli listeleyiniz<text:line-break/>---------------------------------------------------------------------------*/<text:line-break/><text:line-break/> SELECT *<text:line-break/> FROM personel<text:line-break/> WHERE isim <text:s/>LIKE <text:s/>'%n';<text:line-break/> <text:line-break/> /*-------------------------------------------------------------------------<text:line-break/>Q19: Isminin 2. harfi e olan personeli listeleyiniz<text:line-break/>---------------------------------------------------------------------------*/<text:line-break/><text:line-break/> SELECT *<text:line-break/> FROM personel<text:line-break/> WHERE isim <text:s/>LIKE <text:s/>'_E%';<text:line-break/> <text:line-break/> /*-------------------------------------------------------------------------<text:line-break/>Q20: Isminin 2. harfi e olup diger harflerinde y olan personeli listeleyiniz<text:line-break/>---------------------------------------------------------------------------*/<text:line-break/><text:line-break/> SELECT *<text:line-break/> FROM personel<text:line-break/> WHERE isim <text:s/>LIKE <text:s/>'_e%' and isim <text:s/>LIKE '%y%';<text:line-break/><text:line-break/> /*-------------------------------------------------------------------------<text:line-break/>Q21: Isminde a harfi olmayan personeli listeleyiniz<text:line-break/>---------------------------------------------------------------------------*/<text:line-break/><text:line-break/> SELECT *<text:line-break/> FROM personel<text:line-break/> WHERE isim <text:s/>not LIKE '%a%';<text:line-break/><text:line-break/> /*-------------------------------------------------------------------------<text:line-break/>Q22: Maasi 5 haneli olan personeli listeleyiniz<text:line-break/>---------------------------------------------------------------------------*/<text:line-break/> <text:line-break/> <text:s/>SELECT *<text:line-break/> FROM personel<text:line-break/> WHERE maas <text:s/>LIKE '_____';<text:line-break/> <text:line-break/> /*-------------------------------------------------------------------------<text:line-break/>Q23: 1. harfi a ve 7. harfi a olan personeli listeleyiniz<text:line-break/>---------------------------------------------------------------------------*/<text:line-break/><text:line-break/> SELECT *<text:line-break/> FROM personel<text:line-break/> WHERE isim <text:s/>LIKE 'a_____a%';<text:line-break/> <text:line-break/> <text:line-break/> <text:s text:c="24"/><text:line-break/> <text:s text:c="24"/><text:line-break/> <text:s text:c="19"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2:31:13.865000000</meta:creation-date>
    <dc:date>2023-05-24T22:41:20.763000000</dc:date>
    <meta:editing-duration>PT10M8S</meta:editing-duration>
    <meta:editing-cycles>1</meta:editing-cycles>
    <meta:document-statistic meta:table-count="0" meta:image-count="0" meta:object-count="0" meta:page-count="9" meta:paragraph-count="7" meta:word-count="1572" meta:character-count="15079" meta:non-whitespace-character-count="13201"/>
    <meta:generator>LibreOffice/7.5.1.2$Windows_X86_64 LibreOffice_project/fcbaee479e84c6cd81291587d2ee68cba099e129</meta:generator>
  </office:meta>
</office:document-meta>
</file>